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aleway" svg:font-family="Raleway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cope1" style:family="table">
      <style:table-properties style:width="17.014cm" fo:margin-left="-0.016cm" fo:margin-right="0cm" table:align="margins"/>
    </style:style>
    <style:style style:name="Scope1.A" style:family="table-column">
      <style:table-column-properties style:column-width="17.014cm" style:rel-column-width="9646*"/>
    </style:style>
    <style:style style:name="Scope1.A1" style:family="table-cell">
      <style:table-cell-properties fo:padding="0.097cm" fo:border="0.002cm solid #000000"/>
    </style:style>
    <style:style style:name="Scop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Scope1Review" style:family="table">
      <style:table-properties style:width="16.82cm" table:align="margins"/>
    </style:style>
    <style:style style:name="Scope1Review.A" style:family="table-column">
      <style:table-column-properties style:column-width="3.364cm" style:rel-column-width="1907*"/>
    </style:style>
    <style:style style:name="Scope1Review.E" style:family="table-column">
      <style:table-column-properties style:column-width="3.366cm" style:rel-column-width="1908*"/>
    </style:style>
    <style:style style:name="Scope1Review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cope1Review.E1" style:family="table-cell">
      <style:table-cell-properties fo:padding="0.097cm" fo:border="0.002cm solid #000000"/>
    </style:style>
    <style:style style:name="Scope1Review.2" style:family="table-row">
      <style:table-row-properties style:min-row-height="0.773cm"/>
    </style:style>
    <style:style style:name="Scope1Review.A2" style:family="table-cell">
      <style:table-cell-properties fo:padding="0.097cm" fo:border-left="0.002cm solid #000000" fo:border-right="none" fo:border-top="none" fo:border-bottom="0.002cm solid #000000"/>
    </style:style>
    <style:style style:name="Scope1Review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805cm" table:align="margins"/>
    </style:style>
    <style:style style:name="Tabla2.A" style:family="table-column">
      <style:table-column-properties style:column-width="3.36cm" style:rel-column-width="13106*"/>
    </style:style>
    <style:style style:name="Tabla2.C" style:family="table-column">
      <style:table-column-properties style:column-width="3.36cm" style:rel-column-width="13107*"/>
    </style:style>
    <style:style style:name="Tabla2.E" style:family="table-column">
      <style:table-column-properties style:column-width="3.362cm" style:rel-column-width="13109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E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style:font-name="Arial"/>
    </style:style>
    <style:style style:name="P3" style:family="paragraph" style:parent-style-name="Table_20_Contents">
      <style:text-properties style:font-name="Arial" fo:font-weight="bold" style:font-weight-asian="bold" style:font-weight-complex="bold"/>
    </style:style>
    <style:style style:name="P4" style:family="paragraph" style:parent-style-name="Table_20_Contents">
      <style:text-properties style:font-name="Arial" fo:font-size="12pt" style:font-size-asian="12pt" style:font-size-complex="12pt"/>
    </style:style>
    <style:style style:name="P5" style:family="paragraph" style:parent-style-name="Table_20_Contents">
      <style:text-properties style:font-name="Arial" fo:font-size="12pt" style:text-underline-style="none" style:font-size-asian="12pt" style:font-size-complex="12pt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Footer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ccesibilidad</text:h>
      <text:p text:style-name="Text_20_body"><text:span text:style-name="T2">Alumno: </text:span>José Antonio Duarte Pérez</text:p>
      <text:p text:style-name="Text_20_body"/>
      <table:table table:name="Scope1" table:style-name="Scope1">
        <table:table-column table:style-name="Scope1.A"/>
        <table:table-row>
          <table:table-cell table:style-name="Scope1.A1" office:value-type="string">
            <text:p text:style-name="P3">Scope of review</text:p>
            <text:p text:style-name="Table_20_Contents"><text:span text:style-name="T3">nombre del sitio: </text:span><text:a xlink:type="simple" xlink:href="https://www.aena.es/" text:style-name="Internet_20_link" text:visited-style-name="Visited_20_Internet_20_Link">https://www.aena.es</text:a></text:p>
            <text:p text:style-name="P2"/>
            <text:p text:style-name="Table_20_Contents"><text:span text:style-name="T4">Páginas revisadas: </text:span><text:a xlink:type="simple" xlink:href="https://www.aena.es/es/pasajeros/pasajeros.html" text:style-name="Internet_20_link" text:visited-style-name="Visited_20_Internet_20_Link"><text:span text:style-name="T4">pasajeros.html</text:span></text:a></text:p>
            <text:p text:style-name="P4"/>
            <text:p text:style-name="P5">Fecha revisión: <text:s/>30/09/2021</text:p>
            <text:p text:style-name="P5">Idiomas: <text:s/>Español/Inglés</text:p>
          </table:table-cell>
        </table:table-row>
        <table:table-row>
          <table:table-cell table:style-name="Scope1.A2" office:value-type="string">
            <text:p text:style-name="P3">Crítico: <text:span text:style-name="T1">José Antonio Duarte Pérez</text:span></text:p>
          </table:table-cell>
        </table:table-row>
        <table:table-row>
          <table:table-cell table:style-name="Scope1.A2" office:value-type="string">
            <text:p text:style-name="P3">Review Process</text:p>
            <table:table table:name="Scope1Review" table:style-name="Scope1Review">
              <table:table-column table:style-name="Scope1Review.A" table:number-columns-repeated="4"/>
              <table:table-column table:style-name="Scope1Review.E"/>
              <table:table-row>
                <table:table-cell table:style-name="Scope1Review.A1" office:value-type="string">
                  <text:p text:style-name="P3">What</text:p>
                </table:table-cell>
                <table:table-cell table:style-name="Scope1Review.A1" office:value-type="string">
                  <text:p text:style-name="P3">Tool</text:p>
                </table:table-cell>
                <table:table-cell table:style-name="Scope1Review.A1" office:value-type="string">
                  <text:p text:style-name="P3">Principio</text:p>
                </table:table-cell>
                <table:table-cell table:style-name="Scope1Review.A1" office:value-type="string">
                  <text:p text:style-name="P3">Result</text:p>
                </table:table-cell>
                <table:table-cell table:style-name="Scope1Review.E1" office:value-type="string">
                  <text:p text:style-name="P3">WCAG 2.1 level</text:p>
                </table:table-cell>
              </table:table-row>
              <table:table-row table:style-name="Scope1Review.2">
                <table:table-cell table:style-name="Scope1Review.A2" office:value-type="string">
                  <text:p text:style-name="P2">Headings</text:p>
                </table:table-cell>
                <table:table-cell table:style-name="Scope1Review.A2" office:value-type="string">
                  <text:p text:style-name="P2">Manual</text:p>
                </table:table-cell>
                <table:table-cell table:style-name="Scope1Review.A2" office:value-type="string">
                  <text:p text:style-name="P2">Perceptible</text:p>
                </table:table-cell>
                <table:table-cell table:style-name="Scope1Review.A2" office:value-type="string">
                  <text:p text:style-name="P2">Mal, usan las etiquetas a conveniencia</text:p>
                </table:table-cell>
                <table:table-cell table:style-name="Scope1Review.E2" office:value-type="string">
                  <text:p text:style-name="P2">A</text:p>
                </table:table-cell>
              </table:table-row>
              <table:table-row>
                <table:table-cell table:style-name="Scope1Review.A2" office:value-type="string">
                  <text:p text:style-name="P2">Color</text:p>
                </table:table-cell>
                <table:table-cell table:style-name="Scope1Review.A2" office:value-type="string">
                  <text:p text:style-name="P2">color.a11y.com</text:p>
                </table:table-cell>
                <table:table-cell table:style-name="Scope1Review.A2" office:value-type="string">
                  <text:p text:style-name="P2">Perceptible</text:p>
                </table:table-cell>
                <table:table-cell table:style-name="Scope1Review.A2" office:value-type="string">
                  <text:p text:style-name="P2">Muy Bien</text:p>
                </table:table-cell>
                <table:table-cell table:style-name="Scope1Review.E2" office:value-type="string">
                  <text:p text:style-name="P2">AA</text:p>
                </table:table-cell>
              </table:table-row>
              <table:table-row>
                <table:table-cell table:style-name="Scope1Review.A2" office:value-type="string">
                  <text:p text:style-name="P2">Forms: accesible por teclado </text:p>
                </table:table-cell>
                <table:table-cell table:style-name="Scope1Review.A2" office:value-type="string">
                  <text:p text:style-name="P2">Manual</text:p>
                </table:table-cell>
                <table:table-cell table:style-name="Scope1Review.A2" office:value-type="string">
                  <text:p text:style-name="P2">Operable</text:p>
                </table:table-cell>
                <table:table-cell table:style-name="Scope1Review.A2" office:value-type="string">
                  <text:p text:style-name="P2">Bien</text:p>
                </table:table-cell>
                <table:table-cell table:style-name="Scope1Review.E2" office:value-type="string">
                  <text:p text:style-name="P2">A</text:p>
                </table:table-cell>
              </table:table-row>
              <table:table-row>
                <table:table-cell table:style-name="Scope1Review.A2" office:value-type="string">
                  <text:p text:style-name="P2">Forms: labels </text:p>
                </table:table-cell>
                <table:table-cell table:style-name="Scope1Review.A2" office:value-type="string">
                  <text:p text:style-name="P2">www.tawdis.net</text:p>
                </table:table-cell>
                <table:table-cell table:style-name="Scope1Review.A2" office:value-type="string">
                  <text:p text:style-name="P2">Perceptible</text:p>
                </table:table-cell>
                <table:table-cell table:style-name="Scope1Review.A2" office:value-type="string">
                  <text:p text:style-name="P2">Regular</text:p>
                </table:table-cell>
                <table:table-cell table:style-name="Scope1Review.E2" office:value-type="string">
                  <text:p text:style-name="P2">A</text:p>
                </table:table-cell>
              </table:table-row>
              <table:table-row>
                <table:table-cell table:style-name="Scope1Review.A2" office:value-type="string">
                  <text:p text:style-name="P2">Text alt for an image </text:p>
                </table:table-cell>
                <table:table-cell table:style-name="Scope1Review.A2" office:value-type="string">
                  <text:p text:style-name="P2">www.tawdis.net</text:p>
                </table:table-cell>
                <table:table-cell table:style-name="Scope1Review.A2" office:value-type="string">
                  <text:p text:style-name="P2">Perceptible</text:p>
                </table:table-cell>
                <table:table-cell table:style-name="Scope1Review.A2" office:value-type="string">
                  <text:p text:style-name="P2">Mal, No cumple los requisitos minimos</text:p>
                </table:table-cell>
                <table:table-cell table:style-name="Scope1Review.E2" office:value-type="string">
                  <text:p text:style-name="P2">A</text:p>
                </table:table-cell>
              </table:table-row>
              <table:table-row>
                <table:table-cell table:style-name="Scope1Review.A2" office:value-type="string">
                  <text:p text:style-name="P2">La página es accesible por teclado </text:p>
                </table:table-cell>
                <table:table-cell table:style-name="Scope1Review.A2" office:value-type="string">
                  <text:p text:style-name="P2">Manual</text:p>
                </table:table-cell>
                <table:table-cell table:style-name="Scope1Review.A2" office:value-type="string">
                  <text:p text:style-name="P2">Operable</text:p>
                </table:table-cell>
                <table:table-cell table:style-name="Scope1Review.A2" office:value-type="string">
                  <text:p text:style-name="P2">Se puede mejorar la señalización del foco.</text:p>
                </table:table-cell>
                <table:table-cell table:style-name="Scope1Review.E2" office:value-type="string">
                  <text:p text:style-name="P2">A</text:p>
                </table:table-cell>
              </table:table-row>
              <table:table-row>
                <table:table-cell table:style-name="Scope1Review.A2" office:value-type="string">
                  <text:p text:style-name="P2">Página legible/entendible aun sin CSS y sin imágenes </text:p>
                </table:table-cell>
                <table:table-cell table:style-name="Scope1Review.A2" office:value-type="string">
                  <text:p text:style-name="P2">Manual</text:p>
                </table:table-cell>
                <table:table-cell table:style-name="Scope1Review.A2" office:value-type="string">
                  <text:p text:style-name="P2">Perceptible</text:p>
                </table:table-cell>
                <table:table-cell table:style-name="Scope1Review.A2" office:value-type="string">
                  <text:p text:style-name="P2">Regular, hay varias cosas que no son entendibles</text:p>
                </table:table-cell>
                <table:table-cell table:style-name="Scope1Review.E2" office:value-type="string">
                  <text:p text:style-name="P2">A</text:p>
                </table:table-cell>
              </table:table-row>
            </table:table>
            <text:p text:style-name="P3"/>
          </table:table-cell>
        </table:table-row>
      </table:table>
      <text:p text:style-name="Standard"/>
      <text:p text:style-name="P1"/>
      <text:p text:style-name="Standard"/>
      <text:p text:style-name="Standard"/>
      <table:table table:name="Tabla1" table:style-name="Tabla1">
        <table:table-column table:style-name="Tabla1.A"/>
        <table:table-row>
          <table:table-cell table:style-name="Tabla1.A1" office:value-type="string">
            <text:p text:style-name="P3">Scope of review</text:p>
            <text:p text:style-name="Table_20_Contents"><text:span text:style-name="T3">nombre del sitio </text:span><text:a xlink:type="simple" xlink:href="https://www.skyscanner.es/" text:style-name="Internet_20_link" text:visited-style-name="Visited_20_Internet_20_Link"><text:span text:style-name="T3">https://www.skyscanner.es/</text:span></text:a></text:p>
            <text:p text:style-name="P2"/>
            <text:p text:style-name="Table_20_Contents"><text:span text:style-name="T4">Páginas revisadas: </text:span><text:a xlink:type="simple" xlink:href="https://www.skyscanner.es/" text:style-name="Internet_20_link" text:visited-style-name="Visited_20_Internet_20_Link"><text:span text:style-name="T4">home</text:span></text:a></text:p>
            <text:p text:style-name="P4"/>
            <text:p text:style-name="P5">Fecha revisión: 30/09/2021</text:p>
            <text:p text:style-name="P5">Idiomas: Español/Ingles/Portuges/...</text:p>
          </table:table-cell>
        </table:table-row>
        <table:table-row>
          <table:table-cell table:style-name="Tabla1.A2" office:value-type="string">
            <text:p text:style-name="P3">Crítico: <text:span text:style-name="T1">José Antonio Duarte Pérez</text:span></text:p>
          </table:table-cell>
        </table:table-row>
        <table:table-row>
          <table:table-cell table:style-name="Tabla1.A2" office:value-type="string">
            <text:p text:style-name="P3">Review Process</text:p>
            <table:table table:name="Tabla2" table:style-name="Tabla2">
              <table:table-column table:style-name="Tabla2.A" table:number-columns-repeated="2"/>
              <table:table-column table:style-name="Tabla2.C" table:number-columns-repeated="2"/>
              <table:table-column table:style-name="Tabla2.E"/>
              <table:table-row>
                <table:table-cell table:style-name="Tabla2.A1" office:value-type="string">
                  <text:p text:style-name="P3">What</text:p>
                </table:table-cell>
                <table:table-cell table:style-name="Tabla2.A1" office:value-type="string">
                  <text:p text:style-name="P3">Tool</text:p>
                </table:table-cell>
                <table:table-cell table:style-name="Tabla2.A1" office:value-type="string">
                  <text:p text:style-name="P3">Principio</text:p>
                </table:table-cell>
                <table:table-cell table:style-name="Tabla2.A1" office:value-type="string">
                  <text:p text:style-name="P3">Result</text:p>
                </table:table-cell>
                <table:table-cell table:style-name="Tabla2.E1" office:value-type="string">
                  <text:p text:style-name="P3">WCAG 2.1 level</text:p>
                </table:table-cell>
              </table:table-row>
              <table:table-row>
                <table:table-cell table:style-name="Tabla2.A2" office:value-type="string">
                  <text:p text:style-name="P2">Headings</text:p>
                </table:table-cell>
                <table:table-cell table:style-name="Tabla2.A2" office:value-type="string">
                  <text:p text:style-name="P2">Manual</text:p>
                </table:table-cell>
                <table:table-cell table:style-name="Tabla2.A2" office:value-type="string">
                  <text:p text:style-name="P2">Perceptivo</text:p>
                </table:table-cell>
                <table:table-cell table:style-name="Tabla2.A2" office:value-type="string">
                  <text:p text:style-name="P2">Bien</text:p>
                </table:table-cell>
                <table:table-cell table:style-name="Tabla2.E2" office:value-type="string">
                  <text:p text:style-name="P2">A</text:p>
                </table:table-cell>
              </table:table-row>
              <table:table-row>
                <table:table-cell table:style-name="Tabla2.A2" office:value-type="string">
                  <text:p text:style-name="P2">Color</text:p>
                </table:table-cell>
                <table:table-cell table:style-name="Tabla2.A2" office:value-type="string">
                  <text:p text:style-name="P2">color.a11y.com</text:p>
                </table:table-cell>
                <table:table-cell table:style-name="Tabla2.A2" office:value-type="string">
                  <text:p text:style-name="P2">Perceptivo</text:p>
                </table:table-cell>
                <table:table-cell table:style-name="Tabla2.A2" office:value-type="string">
                  <text:p text:style-name="P2">Regular, hay colores que pasan y colores que si</text:p>
                </table:table-cell>
                <table:table-cell table:style-name="Tabla2.E2" office:value-type="string">
                  <text:p text:style-name="P2">A</text:p>
                </table:table-cell>
              </table:table-row>
              <table:table-row>
                <table:table-cell table:style-name="Tabla2.A2" office:value-type="string">
                  <text:p text:style-name="P2">Forms: accesible por teclado </text:p>
                </table:table-cell>
                <table:table-cell table:style-name="Tabla2.A2" office:value-type="string">
                  <text:p text:style-name="P2">Manual</text:p>
                </table:table-cell>
                <table:table-cell table:style-name="Tabla2.A2" office:value-type="string">
                  <text:p text:style-name="P2">Operable</text:p>
                </table:table-cell>
                <table:table-cell table:style-name="Tabla2.A2" office:value-type="string">
                  <text:p text:style-name="P2">Bien</text:p>
                </table:table-cell>
                <table:table-cell table:style-name="Tabla2.E2" office:value-type="string">
                  <text:p text:style-name="P2">A</text:p>
                </table:table-cell>
              </table:table-row>
              <table:table-row>
                <table:table-cell table:style-name="Tabla2.A2" office:value-type="string">
                  <text:p text:style-name="P2">Forms: labels </text:p>
                </table:table-cell>
                <table:table-cell table:style-name="Tabla2.A2" office:value-type="string">
                  <text:p text:style-name="P2">www.tawdis.net</text:p>
                </table:table-cell>
                <table:table-cell table:style-name="Tabla2.A2" office:value-type="string">
                  <text:p text:style-name="P2">Perceptivo</text:p>
                </table:table-cell>
                <table:table-cell table:style-name="Tabla2.A2" office:value-type="string">
                  <text:p text:style-name="P2">Bien</text:p>
                </table:table-cell>
                <table:table-cell table:style-name="Tabla2.E2" office:value-type="string">
                  <text:p text:style-name="P2">A</text:p>
                </table:table-cell>
              </table:table-row>
              <table:table-row>
                <table:table-cell table:style-name="Tabla2.A2" office:value-type="string">
                  <text:p text:style-name="P2">Text alt for an image </text:p>
                </table:table-cell>
                <table:table-cell table:style-name="Tabla2.A2" office:value-type="string">
                  <text:p text:style-name="P2">www.tawdis.net</text:p>
                </table:table-cell>
                <table:table-cell table:style-name="Tabla2.A2" office:value-type="string">
                  <text:p text:style-name="P2">Perceptivo</text:p>
                </table:table-cell>
                <table:table-cell table:style-name="Tabla2.A2" office:value-type="string">
                  <text:p text:style-name="P2">Bien</text:p>
                </table:table-cell>
                <table:table-cell table:style-name="Tabla2.E2" office:value-type="string">
                  <text:p text:style-name="P2">A</text:p>
                </table:table-cell>
              </table:table-row>
              <table:table-row>
                <table:table-cell table:style-name="Tabla2.A2" office:value-type="string">
                  <text:p text:style-name="P2">La página es accesible por teclado </text:p>
                </table:table-cell>
                <table:table-cell table:style-name="Tabla2.A2" office:value-type="string">
                  <text:p text:style-name="P2">Manual</text:p>
                </table:table-cell>
                <table:table-cell table:style-name="Tabla2.A2" office:value-type="string">
                  <text:p text:style-name="P2">Operable</text:p>
                </table:table-cell>
                <table:table-cell table:style-name="Tabla2.A2" office:value-type="string">
                  <text:p text:style-name="P2">Bien, pero se puede mejorar</text:p>
                </table:table-cell>
                <table:table-cell table:style-name="Tabla2.E2" office:value-type="string">
                  <text:p text:style-name="P2">A</text:p>
                </table:table-cell>
              </table:table-row>
              <table:table-row>
                <table:table-cell table:style-name="Tabla2.A2" office:value-type="string">
                  <text:p text:style-name="P2">Página legible/entendible aun sin CSS y sin imágenes </text:p>
                </table:table-cell>
                <table:table-cell table:style-name="Tabla2.A2" office:value-type="string">
                  <text:p text:style-name="P2">Manual</text:p>
                </table:table-cell>
                <table:table-cell table:style-name="Tabla2.A2" office:value-type="string">
                  <text:p text:style-name="P2">Perceptivo</text:p>
                </table:table-cell>
                <table:table-cell table:style-name="Tabla2.A2" office:value-type="string">
                  <text:p text:style-name="P2">Regular, es legible</text:p>
                </table:table-cell>
                <table:table-cell table:style-name="Tabla2.E2" office:value-type="string">
                  <text:p text:style-name="P2">A</text:p>
                </table:table-cell>
              </table:table-row>
            </table:table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aleway" svg:font-family="Raleway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18M25S</meta:editing-duration>
    <meta:editing-cycles>27</meta:editing-cycles>
    <meta:generator>OpenOffice/4.1.10$Win32 OpenOffice.org_project/4110m2$Build-9807</meta:generator>
    <dc:date>2021-09-30T13:13:33.45</dc:date>
    <dc:creator>Jose Antonio Duarte Pérez</dc:creator>
    <meta:document-statistic meta:table-count="4" meta:image-count="0" meta:object-count="0" meta:page-count="2" meta:paragraph-count="97" meta:word-count="213" meta:character-count="1405"/>
    <meta:user-defined meta:name="Info 1"/>
    <meta:user-defined meta:name="Info 2"/>
    <meta:user-defined meta:name="Info 3"/>
    <meta:user-defined meta:name="Info 4"/>
  </office:meta>
</office:document-meta>
</file>